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36c" officeooo:paragraph-rsid="0015e36c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text-indent="0in" style:auto-text-indent="false" fo:padding="0.0311in" fo:border="0.06pt inset #000000" style:writing-mode="lr-tb"/>
    </style:style>
    <style:style style:name="P3" style:family="paragraph" style:parent-style-name="Preformatted_20_Text">
      <style:paragraph-properties fo:margin-top="0in" fo:margin-bottom="0in" loext:contextual-spacing="false" fo:text-align="start" style:justify-single-word="false" fo:padding="0.0311in" fo:border="0.06pt inset #000000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!/bin/bash</text:p>
      <text:p text:style-name="P3">#Purpose = backup changed files from main server to aaserver2</text:p>
      <text:p text:style-name="P3">#Start</text:p>
      <text:p text:style-name="P3"/>
      <text:p text:style-name="P3">#Variables</text:p>
      <text:p text:style-name="P3">SOURCE="aasladmin@aaserver.aasussex.lan:/data/"</text:p>
      <text:p text:style-name="P3">DESTINATION="/data/"</text:p>
      <text:p text:style-name="P3">LOGFILE=/var/log/rsyncDataBackup.log</text:p>
      <text:p text:style-name="P3">SENDER="aasussex@aasussex.co.uk"</text:p>
      <text:p text:style-name="P3">RECIPIENT="simonbarrett@aasussex.co.uk"</text:p>
      <text:p text:style-name="P3">SUBJECT="AAServer - AAServer2 Backup ERROR - Log Attached"</text:p>
      <text:p text:style-name="P3">BODY="Latest Backup of Data from AAServer to AAServer2 did not complete successfully"</text:p>
      <text:p text:style-name="P3"/>
      <text:p text:style-name="P3">#Do the deed</text:p>
      <text:p text:style-name="P3">rsync -avhq -e "ssh -p 22221" $SOURCE $DESTINATION --log-file=$LOGFILE</text:p>
      <text:p text:style-name="P3">SUCCESS=$?</text:p>
      <text:p text:style-name="P3">echo $SUCCESS</text:p>
      <text:p text:style-name="P3"/>
      <text:p text:style-name="P3">#Email Notification</text:p>
      <text:p text:style-name="P3">if [ "${SUCCESS}" = "0" ]; then</text:p>
      <text:p text:style-name="P3">echo "Backup Process was Successful"</text:p>
      <text:p text:style-name="P3">else</text:p>
      <text:p text:style-name="P3">echo "Backup Process was UN-SUCCESSFUL"</text:p>
      <text:p text:style-name="P3">echo "Sending Email..."</text:p>
      <text:p text:style-name="P3">echo "$BODY" | mail -s "$SUBJECT" -r "$SENDER" -a "$LOGFILE" "$RECIPIENT"</text:p>
      <text:p text:style-name="P3">echo "Email Sent."</text:p>
      <text:p text:style-name="P3">exit 1</text:p>
      <text:p text:style-name="P3">fi</text:p>
      <text:p text:style-name="P3">#END</text:p>
      <text:p text:style-name="Standard"/>
      <text:p text:style-name="P1">contoh sintaks rsync error send notif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1:27:56.398135060</meta:creation-date>
    <dc:date>2018-06-15T11:29:03.246492963</dc:date>
    <meta:editing-duration>PT1M6S</meta:editing-duration>
    <meta:editing-cycles>1</meta:editing-cycles>
    <meta:document-statistic meta:table-count="0" meta:image-count="0" meta:object-count="0" meta:page-count="1" meta:paragraph-count="27" meta:word-count="101" meta:character-count="809" meta:non-whitespace-character-count="736"/>
    <meta:generator>LibreOffice/5.1.6.2$Linux_X86_64 LibreOffice_project/10m0$Build-2</meta:generator>
  </office:meta>
</office:document-meta>
</file>